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DB0000017E137E051F674B9CAA.png" manifest:media-type="image/png"/>
  <manifest:file-entry manifest:full-path="Pictures/10000201000000EF000000F281A744466D5B79B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4.3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25%" draw:green="-10%" draw:blue="0%" fo:clip="rect(0cm, 0cm, 0cm, 0cm)" draw:image-opacity="100%" style:mirror="none"/>
    </style:style>
    <style:style style:name="gr9" style:family="graphic" style:parent-style-name="standard">
      <style:graphic-properties svg:stroke-width="0.028cm" draw:marker-start="" draw:marker-start-width="0.242cm" draw:marker-end="Small_20_Arrow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draw:marker-start-width="0.242cm" draw:marker-end="Small_20_Arrow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solid" svg:stroke-width="0.028cm" draw:marker-start="" draw:marker-start-width="0.242cm" draw:marker-end="Small_20_Arrow" draw:marker-end-width="0.242cm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solid" svg:stroke-width="0.028cm" draw:marker-start="Small_20_Arrow" draw:marker-start-width="0.242cm" draw:marker-end="Small_20_Arrow" draw:marker-end-width="0.242cm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draw:marker-start="Small_20_Arrow" draw:marker-start-width="0.242cm" draw:marker-end-width="0.242cm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draw:marker-start="Small_20_Arrow" draw:marker-start-width="0.242cm" draw:marker-end="Small_20_Arrow" draw:marker-end-width="0.242cm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2.239cm" svg:height="2.267cm" svg:x="22.844cm" svg:y="1.654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2" draw:text-style-name="P3" draw:layer="layout" svg:width="4.761cm" svg:height="1.673cm" svg:x="1.762cm" svg:y="9.341cm">
          <draw:text-box>
            <text:p text:style-name="P2">Modelo</text:p>
            <text:p text:style-name="P2">TesteFuncional</text:p>
          </draw:text-box>
        </draw:frame>
        <draw:frame draw:style-name="gr3" draw:text-style-name="P4" draw:layer="layout" svg:width="6.306cm" svg:height="1.016cm" svg:x="13.871cm" svg:y="11.741cm">
          <draw:text-box>
            <text:p>painelControlerQA</text:p>
          </draw:text-box>
        </draw:frame>
        <draw:frame draw:style-name="gr4" draw:text-style-name="P4" draw:layer="layout" svg:width="5.366cm" svg:height="0.962cm" svg:x="21.066cm" svg:y="11.731cm">
          <draw:text-box>
            <text:p>Data Science QA</text:p>
          </draw:text-box>
        </draw:frame>
        <draw:frame draw:style-name="gr5" draw:text-style-name="P4" draw:layer="layout" svg:width="5.006cm" svg:height="1.016cm" svg:x="21.521cm" svg:y="3.975cm">
          <draw:text-box>
            <text:p>banco de dados</text:p>
          </draw:text-box>
        </draw:frame>
        <draw:frame draw:style-name="gr1" draw:text-style-name="P5" xml:id="id2" draw:id="id2" draw:layer="layout" svg:width="2.9cm" svg:height="2.332cm" svg:x="8.641cm" svg:y="2.097cm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6" draw:text-style-name="P6" xml:id="id4" draw:id="id4" draw:layer="layout" svg:width="6.107cm" svg:height="0.962cm" svg:x="7.339cm" svg:y="4.41cm">
          <draw:text-box>
            <text:p>convertCSVtoJSON</text:p>
          </draw:text-box>
        </draw:frame>
        <draw:frame draw:style-name="gr1" draw:text-style-name="P5" xml:id="id6" draw:id="id6" draw:layer="layout" svg:width="2.9cm" svg:height="2.332cm" svg:x="21.661cm" svg:y="9.382cm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1" draw:text-style-name="P5" xml:id="id3" draw:id="id3" draw:layer="layout" svg:width="2.9cm" svg:height="2.332cm" svg:x="6.609cm" svg:y="12.765cm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1" draw:text-style-name="P5" xml:id="id5" draw:id="id5" draw:layer="layout" svg:width="2.9cm" svg:height="2.332cm" svg:x="15.062cm" svg:y="9.509cm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7" draw:text-style-name="P4" draw:layer="layout" svg:width="2.263cm" svg:height="0.962cm" svg:x="16.517cm" svg:y="4.256cm">
          <draw:text-box>
            <text:p>apiQA</text:p>
          </draw:text-box>
        </draw:frame>
        <draw:frame draw:style-name="gr1" draw:text-style-name="P5" draw:layer="layout" svg:width="2.9cm" svg:height="2.332cm" svg:x="16.007cm" svg:y="2.016cm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8" draw:text-style-name="P5" xml:id="id1" draw:id="id1" draw:layer="layout" svg:width="2.9cm" svg:height="2.332cm" svg:x="2.545cm" svg:y="6.969cm">
          <draw:image xlink:href="Pictures/10000201000001DB0000017E137E051F674B9CAA.png" xlink:type="simple" xlink:show="embed" xlink:actuate="onLoad" loext:mime-type="image/png">
            <text:p/>
          </draw:image>
        </draw:frame>
        <draw:frame draw:style-name="gr6" draw:text-style-name="P6" draw:layer="layout" svg:width="3.36cm" svg:height="0.962cm" svg:x="6.407cm" svg:y="15.04cm">
          <draw:text-box>
            <text:p>JmeterQA</text:p>
          </draw:text-box>
        </draw:frame>
        <draw:connector draw:style-name="gr9" draw:text-style-name="P2" draw:layer="layout" svg:x1="3.995cm" svg:y1="6.969cm" svg:x2="8.641cm" svg:y2="3.263cm" draw:start-shape="id1" draw:start-glue-point="0" draw:end-shape="id2" draw:end-glue-point="3" svg:d="M3995 6969v-3706h4646" svg:viewBox="0 0 4647 3707">
          <text:p/>
        </draw:connector>
        <draw:connector draw:style-name="gr10" draw:text-style-name="P2" draw:layer="layout" svg:x1="8.059cm" svg:y1="12.765cm" svg:x2="10.392cm" svg:y2="5.372cm" draw:start-shape="id3" draw:start-glue-point="0" draw:end-shape="id4" draw:end-glue-point="2" svg:d="M8059 12765v-3696h2333v-3697" svg:viewBox="0 0 2334 7394">
          <text:p/>
        </draw:connector>
        <draw:connector draw:style-name="gr11" draw:text-style-name="P2" draw:layer="layout" svg:x1="11.541cm" svg:y1="3.263cm" svg:x2="16.268cm" svg:y2="3.196cm" draw:start-shape="id2" draw:start-glue-point="1" svg:d="M11541 3263h2614v-67h2113" svg:viewBox="0 0 4728 68">
          <text:p/>
        </draw:connector>
        <draw:connector draw:style-name="gr12" draw:text-style-name="P2" draw:layer="layout" svg:x1="16.512cm" svg:y1="9.509cm" svg:x2="17.457cm" svg:y2="5.218cm" draw:start-shape="id5" draw:start-glue-point="0" svg:d="M16512 9509v-2395h945v-1896" svg:viewBox="0 0 946 4292">
          <text:p/>
        </draw:connector>
        <draw:connector draw:style-name="gr13" draw:text-style-name="P2" draw:layer="layout" svg:x1="21.661cm" svg:y1="10.548cm" svg:x2="18.907cm" svg:y2="3.617cm" draw:start-shape="id6" svg:d="M21661 10548h-1627v-6931h-1127" svg:viewBox="0 0 2755 6932">
          <text:p/>
        </draw:connector>
        <draw:connector draw:style-name="gr14" draw:text-style-name="P2" draw:layer="layout" svg:x1="18.907cm" svg:y1="3.617cm" svg:x2="22.844cm" svg:y2="2.787cm" draw:end-shape="id7" svg:d="M18907 3617h1719v-830h2218" svg:viewBox="0 0 3938 831">
          <text:p/>
        </draw:connector>
        <draw:frame draw:style-name="gr6" draw:text-style-name="P6" draw:layer="layout" svg:width="1.806cm" svg:height="0.962cm" svg:x="8.239cm" svg:y="8.166cm">
          <draw:text-box>
            <text:p>CSV</text:p>
          </draw:text-box>
        </draw:frame>
        <draw:frame draw:style-name="gr6" draw:text-style-name="P6" draw:layer="layout" svg:width="1.806cm" svg:height="0.962cm" svg:x="5.445cm" svg:y="2.324cm">
          <draw:text-box>
            <text:p>CSV</text:p>
          </draw:text-box>
        </draw:frame>
        <draw:frame draw:style-name="gr6" draw:text-style-name="P6" draw:layer="layout" svg:width="2.195cm" svg:height="0.962cm" svg:x="12.783cm" svg:y="2.37cm">
          <draw:text-box>
            <text:p>JSON</text:p>
          </draw:text-box>
        </draw:frame>
        <draw:frame draw:style-name="gr6" draw:text-style-name="P6" draw:layer="layout" svg:width="2.195cm" svg:height="0.962cm" svg:x="15.284cm" svg:y="6.27cm">
          <draw:text-box>
            <text:p>JSON</text:p>
          </draw:text-box>
        </draw:frame>
        <draw:frame draw:style-name="gr6" draw:text-style-name="P6" draw:layer="layout" svg:width="2.195cm" svg:height="0.962cm" svg:x="20.084cm" svg:y="8.87cm">
          <draw:text-box>
            <text:p>JS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24T02:14:47.556536493</meta:creation-date>
    <dc:date>2020-06-28T21:54:10.296801427</dc:date>
    <meta:editing-duration>PT2H1M55S</meta:editing-duration>
    <meta:editing-cycles>16</meta:editing-cycles>
    <meta:generator>LibreOffice/6.3.6.2$Linux_X86_64 LibreOffice_project/30$Build-2</meta:generator>
    <meta:document-statistic meta:object-count="25"/>
  </office:meta>
</office:document-meta>
</file>